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paragraph-rsid="0019ce9f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fo:font-weight="bold" officeooo:paragraph-rsid="0019ce9f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text-properties style:font-name="Liberation Serif" officeooo:paragraph-rsid="0019ce9f"/>
    </style:style>
    <style:style style:name="P4" style:family="paragraph" style:parent-style-name="Standard">
      <style:text-properties style:font-name="Liberation Serif" officeooo:rsid="001b7042" officeooo:paragraph-rsid="001b7042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5pt"/>
    </style:style>
    <style:style style:name="T3" style:family="text">
      <style:text-properties fo:font-size="17.25pt"/>
    </style:style>
    <style:style style:name="T4" style:family="text">
      <style:text-properties fo:font-size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igenständigkeitserklärung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Ich erkläre hiermit, dass </text:span></text:p>
      <text:p text:style-name="P1"><text:span text:style-name="T4"/></text:p>
      <text:list xml:id="list3178426377" text:style-name="L1">
        <text:list-item>
          <text:p text:style-name="P3"><text:span text:style-name="T4">ich die vorliegende wissenschaftliche Arbeit selbständig und ohne unerlaubte Hilfe angefertigt habe, </text:span></text:p>
        </text:list-item>
        <text:list-item>
          <text:p text:style-name="P3"><text:span text:style-name="T4">ich andere als die angegebenen Quellen und Hilfsmittel nicht benutzt habe,</text:span></text:p>
        </text:list-item>
        <text:list-item>
          <text:p text:style-name="P3"><text:span text:style-name="T4">ich die den benutzten Quellen wörtlich oder inhaltlich entnommenen Stellen als solche kenntlich gemacht habe, </text:span></text:p>
        </text:list-item>
        <text:list-item>
          <text:p text:style-name="P3"><text:span text:style-name="T4">die Arbeit in gleicher oder ähnlicher Form noch keiner anderen Prüfbehörde vorgelegen hat. </text:span></text:p>
        </text:list-item>
      </text:list>
      <text:p text:style-name="P1"><text:span text:style-name="T4"/></text:p>
      <text:p text:style-name="P1"><text:span text:style-name="T4"/></text:p>
      <text:p text:style-name="P4"><text:span text:style-name="T4">Berlin, 02.09.2019 <text:s text:c="11"/>_____________________________</text:span></text:p>
      <text:p text:style-name="P4"><text:span text:style-name="T4"><text:tab/><text:tab/><text:tab/><text:tab/><text:tab/><text:tab/>Till Roßbe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1:53:51.352000000</meta:creation-date>
    <dc:date>2019-08-15T23:57:25.070000000</dc:date>
    <meta:editing-duration>PT1H42M10S</meta:editing-duration>
    <meta:editing-cycles>2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8" meta:word-count="65" meta:character-count="509" meta:non-whitespace-character-count="435"/>
  </office:meta>
</office:document-meta>
</file>